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1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1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row table:style-name="ro1">
          <table:table-cell/>
          <table:table-cell table:style-name="ce4" office:value-type="string" calcext:value-type="string" table:number-columns-spanned="2" table:number-rows-spanned="1">
            <text:p>pso</text:p>
          </table:table-cell>
          <table:covered-table-cell table:style-name="ce1"/>
          <table:table-cell table:number-columns-repeated="2"/>
          <table:table-cell table:style-name="ce4" office:value-type="string" calcext:value-type="string" table:number-columns-spanned="2" table:number-rows-spanned="1">
            <text:p>genetic</text:p>
          </table:table-cell>
          <table:covered-table-cell table:style-name="ce1"/>
          <table:table-cell table:number-columns-repeated="2"/>
          <table:table-cell table:style-name="ce4" office:value-type="string" calcext:value-type="string" table:number-columns-spanned="2" table:number-rows-spanned="1">
            <text:p>Genetic Uniform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Genetic One Point</text:p>
          </table:table-cell>
          <table:covered-table-cell/>
        </table:table-row>
        <table:table-row table:style-name="ro1"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 table:number-columns-repeated="2"/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677" calcext:value-type="float">
            <text:p>8677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037" calcext:value-type="float">
            <text:p>8037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288" calcext:value-type="float">
            <text:p>828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261" calcext:value-type="float">
            <text:p>8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423" calcext:value-type="float">
            <text:p>1342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973" calcext:value-type="float">
            <text:p>1297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459" calcext:value-type="float">
            <text:p>1345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983" calcext:value-type="float">
            <text:p>2098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7281" calcext:value-type="float">
            <text:p>172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0502" calcext:value-type="float">
            <text:p>305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212" calcext:value-type="float">
            <text:p>24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8533" calcext:value-type="float">
            <text:p>2853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7276" calcext:value-type="float">
            <text:p>27276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8540" calcext:value-type="float">
            <text:p>3854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1212" calcext:value-type="float">
            <text:p>31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1908" calcext:value-type="float">
            <text:p>41908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428" calcext:value-type="float">
            <text:p>24428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4539" calcext:value-type="float">
            <text:p>44539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2393" calcext:value-type="float">
            <text:p>42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1904" calcext:value-type="float">
            <text:p>41904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9565" calcext:value-type="float">
            <text:p>2956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130" calcext:value-type="float">
            <text:p>6013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4179" calcext:value-type="float">
            <text:p>44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2659" calcext:value-type="float">
            <text:p>52659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8608" calcext:value-type="float">
            <text:p>3860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130" calcext:value-type="float">
            <text:p>6013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5345" calcext:value-type="float">
            <text:p>653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945" calcext:value-type="float">
            <text:p>6094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6611" calcext:value-type="float">
            <text:p>3661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7387" calcext:value-type="float">
            <text:p>6738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1593" calcext:value-type="float">
            <text:p>71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6823" calcext:value-type="float">
            <text:p>6682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2347" calcext:value-type="float">
            <text:p>4234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2920" calcext:value-type="float">
            <text:p>7292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5723" calcext:value-type="float">
            <text:p>75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3345" calcext:value-type="float">
            <text:p>7334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1697" calcext:value-type="float">
            <text:p>6169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8901" calcext:value-type="float">
            <text:p>7890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3209" calcext:value-type="float">
            <text:p>83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6754" calcext:value-type="float">
            <text:p>7675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4027" calcext:value-type="float">
            <text:p>5402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6188" calcext:value-type="float">
            <text:p>9618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2758" calcext:value-type="float">
            <text:p>92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1099" calcext:value-type="float">
            <text:p>91099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3754" calcext:value-type="float">
            <text:p>63754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3581" calcext:value-type="float">
            <text:p>10358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9157" calcext:value-type="float">
            <text:p>109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5051" calcext:value-type="float">
            <text:p>9505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8918" calcext:value-type="float">
            <text:p>5891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8261" calcext:value-type="float">
            <text:p>11826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4630" calcext:value-type="float">
            <text:p>1046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0375" calcext:value-type="float">
            <text:p>11037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9275" calcext:value-type="float">
            <text:p>7927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6469" calcext:value-type="float">
            <text:p>12646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0993" calcext:value-type="float">
            <text:p>140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0037" calcext:value-type="float">
            <text:p>10003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5825" calcext:value-type="float">
            <text:p>758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4705" calcext:value-type="float">
            <text:p>14470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6911" calcext:value-type="float">
            <text:p>126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30966" calcext:value-type="float">
            <text:p>13096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19233" calcext:value-type="float">
            <text:p>119233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40888" calcext:value-type="float">
            <text:p>14088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87373" calcext:value-type="float">
            <text:p>187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113027" calcext:value-type="float">
            <text:p>11302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7" calcext:value-type="percentage">
            <text:p>70,00%</text:p>
          </table:table-cell>
          <table:table-cell office:value-type="float" office:value="100103" calcext:value-type="float">
            <text:p>10010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8" calcext:value-type="percentage">
            <text:p>80,00%</text:p>
          </table:table-cell>
          <table:table-cell office:value-type="float" office:value="208114" calcext:value-type="float">
            <text:p>20811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222130" calcext:value-type="float">
            <text:p>2221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9052" calcext:value-type="float">
            <text:p>11905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05297" calcext:value-type="float">
            <text:p>10529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9905" calcext:value-type="float">
            <text:p>20990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8158" calcext:value-type="float">
            <text:p>218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5294" calcext:value-type="float">
            <text:p>13529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7872" calcext:value-type="float">
            <text:p>11787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6050" calcext:value-type="float">
            <text:p>21605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7589" calcext:value-type="float">
            <text:p>2175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156133" calcext:value-type="float">
            <text:p>156133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7" calcext:value-type="percentage">
            <text:p>70,00%</text:p>
          </table:table-cell>
          <table:table-cell office:value-type="float" office:value="103523" calcext:value-type="float">
            <text:p>103523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209060" calcext:value-type="float">
            <text:p>20906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193768" calcext:value-type="float">
            <text:p>193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77886" calcext:value-type="float">
            <text:p>17788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136050" calcext:value-type="float">
            <text:p>13605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209036" calcext:value-type="float">
            <text:p>20903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01730" calcext:value-type="float">
            <text:p>2017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174270" calcext:value-type="float">
            <text:p>17427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percentage" office:value="0.8" calcext:value-type="percentage">
            <text:p>80,00%</text:p>
          </table:table-cell>
          <table:table-cell office:value-type="float" office:value="132790" calcext:value-type="float">
            <text:p>13279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53107" calcext:value-type="float">
            <text:p>253107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91082" calcext:value-type="float">
            <text:p>2910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194481" calcext:value-type="float">
            <text:p>194481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127874" calcext:value-type="float">
            <text:p>12787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298654" calcext:value-type="float">
            <text:p>29865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300143" calcext:value-type="float">
            <text:p>300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5592" calcext:value-type="float">
            <text:p>21559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66426" calcext:value-type="float">
            <text:p>166426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9929" calcext:value-type="float">
            <text:p>24992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68038" calcext:value-type="float">
            <text:p>2680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percentage" office:value="0.5667" calcext:value-type="percentage">
            <text:p>56,67%</text:p>
          </table:table-cell>
          <table:table-cell office:value-type="float" office:value="223239" calcext:value-type="float">
            <text:p>22323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percentage" office:value="0.5333" calcext:value-type="percentage">
            <text:p>53,33%</text:p>
          </table:table-cell>
          <table:table-cell office:value-type="float" office:value="187692" calcext:value-type="float">
            <text:p>18769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percentage" office:value="0.6" calcext:value-type="percentage">
            <text:p>60,00%</text:p>
          </table:table-cell>
          <table:table-cell office:value-type="float" office:value="245190" calcext:value-type="float">
            <text:p>24519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percentage" office:value="0.6" calcext:value-type="percentage">
            <text:p>60,00%</text:p>
          </table:table-cell>
          <table:table-cell office:value-type="float" office:value="245842" calcext:value-type="float">
            <text:p>2458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percentage" office:value="0.5" calcext:value-type="percentage">
            <text:p>50,00%</text:p>
          </table:table-cell>
          <table:table-cell office:value-type="float" office:value="217632" calcext:value-type="float">
            <text:p>217632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.4333" calcext:value-type="percentage">
            <text:p>43,33%</text:p>
          </table:table-cell>
          <table:table-cell office:value-type="float" office:value="237024" calcext:value-type="float">
            <text:p>237024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.5667" calcext:value-type="percentage">
            <text:p>56,67%</text:p>
          </table:table-cell>
          <table:table-cell office:value-type="float" office:value="320916" calcext:value-type="float">
            <text:p>320916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.7" calcext:value-type="percentage">
            <text:p>70,00%</text:p>
          </table:table-cell>
          <table:table-cell office:value-type="float" office:value="256247" calcext:value-type="float">
            <text:p>2562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249633" calcext:value-type="float">
            <text:p>24963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181526" calcext:value-type="float">
            <text:p>181526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8333" calcext:value-type="percentage">
            <text:p>83,33%</text:p>
          </table:table-cell>
          <table:table-cell office:value-type="float" office:value="282494" calcext:value-type="float">
            <text:p>28249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8333" calcext:value-type="percentage">
            <text:p>83,33%</text:p>
          </table:table-cell>
          <table:table-cell office:value-type="float" office:value="283159" calcext:value-type="float">
            <text:p>2831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percentage" office:value="0.3667" calcext:value-type="percentage">
            <text:p>36,67%</text:p>
          </table:table-cell>
          <table:table-cell office:value-type="float" office:value="228125" calcext:value-type="float">
            <text:p>22812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204825" calcext:value-type="float">
            <text:p>20482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240354" calcext:value-type="float">
            <text:p>240354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240954" calcext:value-type="float">
            <text:p>2409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percentage" office:value="0.1667" calcext:value-type="percentage">
            <text:p>16,67%</text:p>
          </table:table-cell>
          <table:table-cell office:value-type="float" office:value="246001" calcext:value-type="float">
            <text:p>24600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percentage" office:value="0.1" calcext:value-type="percentage">
            <text:p>10,00%</text:p>
          </table:table-cell>
          <table:table-cell office:value-type="float" office:value="225179" calcext:value-type="float">
            <text:p>22517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50047" calcext:value-type="float">
            <text:p>25004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49133" calcext:value-type="float">
            <text:p>2491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52170" calcext:value-type="float">
            <text:p>25217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percentage" office:value="0.2333" calcext:value-type="percentage">
            <text:p>23,33%</text:p>
          </table:table-cell>
          <table:table-cell office:value-type="float" office:value="199282" calcext:value-type="float">
            <text:p>19928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448396" calcext:value-type="float">
            <text:p>448396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447193" calcext:value-type="float">
            <text:p>4471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272727" calcext:value-type="float">
            <text:p>27272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172314" calcext:value-type="float">
            <text:p>172314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percentage" office:value="0.4333" calcext:value-type="percentage">
            <text:p>43,33%</text:p>
          </table:table-cell>
          <table:table-cell office:value-type="float" office:value="365747" calcext:value-type="float">
            <text:p>36574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percentage" office:value="0.4333" calcext:value-type="percentage">
            <text:p>43,33%</text:p>
          </table:table-cell>
          <table:table-cell office:value-type="float" office:value="365306" calcext:value-type="float">
            <text:p>3653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330162" calcext:value-type="float">
            <text:p>33016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169985" calcext:value-type="float">
            <text:p>169985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percentage" office:value="0.3667" calcext:value-type="percentage">
            <text:p>36,67%</text:p>
          </table:table-cell>
          <table:table-cell office:value-type="float" office:value="448888" calcext:value-type="float">
            <text:p>448888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percentage" office:value="0.3667" calcext:value-type="percentage">
            <text:p>36,67%</text:p>
          </table:table-cell>
          <table:table-cell office:value-type="float" office:value="448841" calcext:value-type="float">
            <text:p>4488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percentage" office:value="0.1" calcext:value-type="percentage">
            <text:p>10,00%</text:p>
          </table:table-cell>
          <table:table-cell office:value-type="float" office:value="254494" calcext:value-type="float">
            <text:p>25449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percentage" office:value="0.0333" calcext:value-type="percentage">
            <text:p>3,33%</text:p>
          </table:table-cell>
          <table:table-cell office:value-type="float" office:value="291529" calcext:value-type="float">
            <text:p>291529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percentage" office:value="0.0333" calcext:value-type="percentage">
            <text:p>3,33%</text:p>
          </table:table-cell>
          <table:table-cell office:value-type="float" office:value="439724" calcext:value-type="float">
            <text:p>43972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334010" calcext:value-type="float">
            <text:p>33401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percentage" office:value="0.1667" calcext:value-type="percentage">
            <text:p>16,67%</text:p>
          </table:table-cell>
          <table:table-cell office:value-type="float" office:value="255603" calcext:value-type="float">
            <text:p>255603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341467" calcext:value-type="float">
            <text:p>341467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percentage" office:value="0.1667" calcext:value-type="percentage">
            <text:p>16,67%</text:p>
          </table:table-cell>
          <table:table-cell office:value-type="float" office:value="246162" calcext:value-type="float">
            <text:p>24616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15781" calcext:value-type="float">
            <text:p>215781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percentage" office:value="0.2667" calcext:value-type="percentage">
            <text:p>26,67%</text:p>
          </table:table-cell>
          <table:table-cell office:value-type="float" office:value="370834" calcext:value-type="float">
            <text:p>370834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411162" calcext:value-type="float">
            <text:p>41116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percentage" office:value="0.0333" calcext:value-type="percentage">
            <text:p>3,33%</text:p>
          </table:table-cell>
          <table:table-cell office:value-type="float" office:value="189856" calcext:value-type="float">
            <text:p>189856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394995" calcext:value-type="float">
            <text:p>39499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/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percentage" office:value="0.0667" calcext:value-type="percentage">
            <text:p>6,67%</text:p>
          </table:table-cell>
          <table:table-cell office:value-type="float" office:value="377273" calcext:value-type="float">
            <text:p>37727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percentage" office:value="0.0333" calcext:value-type="percentage">
            <text:p>3,33%</text:p>
          </table:table-cell>
          <table:table-cell office:value-type="float" office:value="307247" calcext:value-type="float">
            <text:p>307247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343593" calcext:value-type="float">
            <text:p>34359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415161" calcext:value-type="float">
            <text:p>41516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307825" calcext:value-type="float">
            <text:p>3078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 office:value-type="percentage" office:value="0.1" calcext:value-type="percentage">
            <text:p>10,00%</text:p>
          </table:table-cell>
          <table:table-cell office:value-type="float" office:value="445303" calcext:value-type="float">
            <text:p>4453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389538" calcext:value-type="float">
            <text:p>38953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percentage" office:value="0.1667" calcext:value-type="percentage">
            <text:p>16,67%</text:p>
          </table:table-cell>
          <table:table-cell office:value-type="float" office:value="279675" calcext:value-type="float">
            <text:p>279675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339113" calcext:value-type="float">
            <text:p>33911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/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table:formula="of:=AVERAGE([.B3:.B41])" office:value-type="percentage" office:value="0.705130769230769" calcext:value-type="percentage">
            <text:p>70,51%</text:p>
          </table:table-cell>
          <table:table-cell table:style-name="ce1" table:formula="of:=AVERAGE([.C3:.C41])" office:value-type="percentage" office:value="172992.461538462" calcext:value-type="percentage">
            <text:p>17299246,15%</text:p>
          </table:table-cell>
          <table:table-cell table:style-name="ce1" table:number-columns-repeated="2"/>
          <table:table-cell table:style-name="ce1" table:formula="of:=AVERAGE([.F3:.F41])" office:value-type="percentage" office:value="0.676917948717948" calcext:value-type="percentage">
            <text:p>67,69%</text:p>
          </table:table-cell>
          <table:table-cell table:style-name="ce5" table:formula="of:=SUM([.G3:.G41])" office:value-type="float" office:value="5165133" calcext:value-type="float">
            <text:p>5165133</text:p>
          </table:table-cell>
          <table:table-cell/>
          <table:table-cell table:style-name="ce1"/>
          <table:table-cell table:style-name="ce1" table:formula="of:=AVERAGE([.J3:.J41])" office:value-type="percentage" office:value="0.727348717948718" calcext:value-type="percentage">
            <text:p>72,73%</text:p>
          </table:table-cell>
          <table:table-cell table:formula="of:=SUM([.K2:.K41])" office:value-type="float" office:value="8335804" calcext:value-type="float">
            <text:p>8335804</text:p>
          </table:table-cell>
          <table:table-cell/>
          <table:table-cell table:style-name="ce1"/>
          <table:table-cell table:style-name="ce1" table:formula="of:=AVERAGE([.N3:.N41])" office:value-type="percentage" office:value="0.85625" calcext:value-type="percentage">
            <text:p>85,63%</text:p>
          </table:table-cell>
          <table:table-cell table:formula="of:=SUM([.O2:.O41])" office:value-type="float" office:value="5672238" calcext:value-type="float">
            <text:p>5672238</text:p>
          </table:table-cell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4:02:29.69204636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0T13:33:02.326271791</meta:creation-date>
    <dc:date>2020-10-20T16:22:42.845391946</dc:date>
    <meta:editing-duration>PT13H26M28S</meta:editing-duration>
    <meta:editing-cycles>337</meta:editing-cycles>
    <meta:generator>LibreOffice/7.0.2.2$Linux_X86_64 LibreOffice_project/00$Build-2</meta:generator>
    <meta:document-statistic meta:table-count="1" meta:cell-count="476" meta:object-count="0"/>
  </office:meta>
</office:document-meta>
</file>